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1" officeooo:rsid="001c6360" officeooo:paragraph-rsid="001c6360"/>
    </style:style>
    <style:style style:name="P2" style:family="paragraph" style:parent-style-name="Standard" style:list-style-name="L1">
      <style:text-properties style:font-name="Arial1" officeooo:rsid="001d181e" officeooo:paragraph-rsid="001d181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font-name="Arial" fo:language="es" fo:country="UY" fo:font-weight="bold"/>
    </style:style>
    <style:style style:name="T1" style:family="text">
      <style:text-properties style:font-name="Arial"/>
    </style:style>
    <style:style style:name="T2" style:family="text">
      <style:text-properties style:font-name="Arial" fo:language="es" fo:country="UY"/>
    </style:style>
    <style:style style:name="T3" style:family="text">
      <style:text-properties style:font-name="Arial" fo:language="es" fo:country="UY" fo:font-weight="bold"/>
    </style:style>
    <style:style style:name="T4" style:family="text">
      <style:text-properties style:font-name="Arial" fo:language="es" fo:country="UY" fo:font-weight="bold" officeooo:rsid="001d181e"/>
    </style:style>
    <style:style style:name="T5" style:family="text">
      <style:text-properties style:font-name="Arial" officeooo:rsid="001d181e"/>
    </style:style>
    <style:style style:name="T6" style:family="text">
      <style:text-properties officeooo:rsid="001d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Acta de </text:span><text:span text:style-name="T4">segunda </text:span><text:span text:style-name="T3">reunión </text:span></text:p>
      <text:p text:style-name="Text_20_body"><text:span text:style-name="T3">Proyecto: </text:span><text:span text:style-name="T2">I.S.U.</text:span></text:p>
      <text:p text:style-name="Text_20_body"><text:span text:style-name="T3">Coordinador del proyecto: </text:span><text:span text:style-name="T2">Camila Galván</text:span></text:p>
      <text:p text:style-name="Text_20_body"><text:span text:style-name="T3">Sub-coordinador del proyecto: </text:span><text:span text:style-name="T2">Giuliana Esquibel</text:span></text:p>
      <text:p text:style-name="Text_20_body"><text:span text:style-name="T3">Integrantes del proyecto: </text:span><text:span text:style-name="T2">Ian Cerpa y Sebastián Estévez</text:span></text:p>
      <text:p text:style-name="Text_20_body"><text:span text:style-name="T3">Fecha y hora de reunión:</text:span> <text:span text:style-name="T1">22 </text:span><text:span text:style-name="T5">d</text:span><text:span text:style-name="T1">e julio 2016, 14:20</text:span></text:p>
      <text:p text:style-name="Text_20_body"><text:span text:style-name="T3">Lugar o medio de reunión: </text:span><text:span text:style-name="T2">Aquiles lanza 1119/001.</text:span></text:p>
      <text:p text:style-name="P4">Temas tratados:</text:p>
      <text:list xml:id="list4147656471119728537" text:style-name="L1">
        <text:list-item>
          <text:p text:style-name="P1">El <text:span text:style-name="T6">miércoles</text:span> 27/07 se <text:span text:style-name="T6">subirán</text:span> avances de las carpetas al <text:span text:style-name="T6">G</text:span>it<text:span text:style-name="T6">H</text:span>ub.</text:p>
        </text:list-item>
        <text:list-item>
          <text:p text:style-name="P1">Se le informo a Ian que tras la ausencia de la profesora de <text:span text:style-name="T6">formación</text:span> tenga que terminar la carpeta de la primera entrega y empezar con los puntos de la segunda.</text:p>
        </text:list-item>
        <text:list-item>
          <text:p text:style-name="P1"><text:span text:style-name="T6">También</text:span> se le informo a Ian que <text:span text:style-name="T6">deberá</text:span> pagar $500 en tres cuotas. <text:span text:style-name="T6">El día final para pagar la deuda culminara el 5/08.</text:span></text:p>
        </text:list-item>
        <text:list-item>
          <text:p text:style-name="P2">Sebastián se le pidió corregir la carpeta de base de datos hasta el lunes 25/07.</text:p>
        </text:list-item>
        <text:list-item>
          <text:p text:style-name="P2">Se hablo de dudas de la corrección de base de datos.</text:p>
        </text:list-item>
        <text:list-item>
          <text:p text:style-name="P2">Se planteo normas y sanciones nuevas, todos estuvieron de acuerdo excepto Ian con la de traer $100 cada viernes. (Se hablara en la próxima reunión)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6:13:24.262000000</meta:creation-date>
    <dc:date>2016-07-22T16:30:23.705000000</dc:date>
    <meta:editing-duration>PT6M49S</meta:editing-duration>
    <meta:editing-cycles>1</meta:editing-cycles>
    <meta:document-statistic meta:table-count="0" meta:image-count="0" meta:object-count="0" meta:page-count="1" meta:paragraph-count="15" meta:word-count="167" meta:character-count="922" meta:non-whitespace-character-count="775"/>
    <meta:generator>LibreOffice/5.1.3.2$Windows_x86 LibreOffice_project/644e4637d1d8544fd9f56425bd6cec110e49301b</meta:generator>
  </office:meta>
</office:document-meta>
</file>